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select this right now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HP＋\V[386],
ATK＋\V[387], DEF＋\V[388],
FIN＋\V[389], AGI＋\V[390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ging Girl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HP＋\V[397],
ATK＋\V[398], DEF＋\V[399],
FIN＋\V[400], AGI＋\V[401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HP＋\V[397],
ATK＋\V[398], DEF＋\V[399],
FIN＋\V[400], AGI＋\V[401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ip Attack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HP＋\V[397],
ATK＋\V[398], DEF＋\V[399],
FIN＋\V[400], AGI＋\V[401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ready to go...</text:p>
          </table:table-cell>
          <table:table-cell table:number-columns-repeated="1019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
</text:p>
          </table:table-cell>
          <table:table-cell table:style-name="ce0" office:value-type="string">
            <text:p>'Kay, I'm all done—.</text:p>
          </table:table-cell>
          <table:table-cell table:number-columns-repeated="1019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number-columns-repeated="1019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number-columns-repeated="1019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... ////</text:p>
          </table:table-cell>
          <table:table-cell table:number-columns-repeated="1019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19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 ////</text:p>
          </table:table-cell>
          <table:table-cell table:number-columns-repeated="1019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there
would've been a flood...)</text:p>
          </table:table-cell>
          <table:table-cell table:number-columns-repeated="1019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Recommend peeing outside?</text:p>
          </table:table-cell>
          <table:table-cell table:number-columns-repeated="1019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, I wanna...
Y'know, to the bathroom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t's kinda getting to that point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（もじもじ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
</text:p>
          </table:table-cell>
          <table:table-cell table:style-name="ce0" office:value-type="string">
            <text:p>Um, so...</text:p>
          </table:table-cell>
          <table:table-cell table:number-columns-repeated="1019"/>
        </table:table-row>
        <table:table-row>
          <table:table-cell table:style-name="ce0" office:value-type="string">
            <text:p>できれば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19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number-columns-repeated="1019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19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, I think...!</text:p>
          </table:table-cell>
          <table:table-cell table:number-columns-repeated="1019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It's impossible... f-for me to keep holding
it!</text:p>
          </table:table-cell>
          <table:table-cell table:number-columns-repeated="1019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number-columns-repeated="1019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19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number-columns-repeated="1019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
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19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number-columns-repeated="1019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number-columns-repeated="1019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number-columns-repeated="1019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Ooh... I feel like I have to pee again...)</text:p>
          </table:table-cell>
          <table:table-cell table:number-columns-repeated="1019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19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19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 Sharu
home safely.</text:p>
          </table:table-cell>
          <table:table-cell table:number-columns-repeated="1019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number-columns-repeated="1019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number-columns-repeated="1019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19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
</text:p>
          </table:table-cell>
          <table:table-cell table:number-columns-repeated="1019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19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number-columns-repeated="1019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… I'll be back in no time!</text:p>
          </table:table-cell>
          <table:table-cell table:number-columns-repeated="1019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number-columns-repeated="1019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 Sharu as
soon as possible but...</text:p>
          </table:table-cell>
          <table:table-cell table:number-columns-repeated="1019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19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…
</text:p>
          </table:table-cell>
          <table:table-cell table:number-columns-repeated="1019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19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
</text:p>
          </table:table-cell>
          <table:table-cell table:number-columns-repeated="1019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
</text:p>
          </table:table-cell>
          <table:table-cell table:number-columns-repeated="1019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
</text:p>
          </table:table-cell>
          <table:table-cell table:number-columns-repeated="1019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19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… I need to use the toilet again…
</text:p>
          </table:table-cell>
          <table:table-cell table:number-columns-repeated="1019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... where are you?</text:p>
          </table:table-cell>
          <table:table-cell table:number-columns-repeated="1019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19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19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, anyway?</text:p>
          </table:table-cell>
          <table:table-cell table:number-columns-repeated="1019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number-columns-repeated="1019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haru's being held captive somewhere in
this building.</text:p>
          </table:table-cell>
          <table:table-cell table:number-columns-repeated="1019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number-columns-repeated="1019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
</text:p>
          </table:table-cell>
          <table:table-cell table:number-columns-repeated="1019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
</text:p>
          </table:table-cell>
          <table:table-cell table:number-columns-repeated="1019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19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19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number-columns-repeated="1019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number-columns-repeated="1019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number-columns-repeated="1019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19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 back from the bandit
gang!</text:p>
          </table:table-cell>
          <table:table-cell table:number-columns-repeated="1019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
</text:p>
          </table:table-cell>
          <table:table-cell table:number-columns-repeated="1019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19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
</text:p>
          </table:table-cell>
          <table:table-cell table:number-columns-repeated="1019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that, don't we have to deliver this
parcel to that Sharu person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right here is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se we have to hurry, bu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'Mediseed'
somewhere in Daav cavern, 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と、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ちょっと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19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number-columns-repeated="1019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number-columns-repeated="1019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19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
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19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19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number-columns-repeated="1019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19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19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number-columns-repeated="1019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number-columns-repeated="1019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19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19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19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19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19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19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19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 in!!</text:p>
          </table:table-cell>
          <table:table-cell table:number-columns-repeated="1019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number-columns-repeated="1019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19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19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number-columns-repeated="1019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
</text:p>
          </table:table-cell>
          <table:table-cell table:number-columns-repeated="1019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endure it!
</text:p>
          </table:table-cell>
          <table:table-cell table:number-columns-repeated="1019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number-columns-repeated="1019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19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
</text:p>
          </table:table-cell>
          <table:table-cell table:number-columns-repeated="1019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19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number-columns-repeated="1019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19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's surely been left
locked up in a cell this whole time...)</text:p>
          </table:table-cell>
          <table:table-cell table:number-columns-repeated="1019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19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19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19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number-columns-repeated="1019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19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19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19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19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number-columns-repeated="1019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
</text:p>
          </table:table-cell>
          <table:table-cell table:number-columns-repeated="1019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Sniff... this... th-that is...
</text:p>
          </table:table-cell>
          <table:table-cell table:number-columns-repeated="1019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want to take a break?</text:p>
          </table:table-cell>
          <table:table-cell table:number-columns-repeated="1019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… then never mind.</text:p>
          </table:table-cell>
          <table:table-cell table:number-columns-repeated="1019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number-columns-repeated="1019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 Sharu,
either...</text:p>
          </table:table-cell>
          <table:table-cell table:number-columns-repeated="1019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... will you two be all right...?</text:p>
          </table:table-cell>
          <table:table-cell table:number-columns-repeated="1019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number-columns-repeated="1019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 it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… I'm dying to pee!)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toilet, and soon!)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"Hamuko"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number-columns-repeated="1019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number-columns-repeated="1019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this much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ou know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 doing
this kind of thing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 soon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 tim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～～～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トイレ行か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19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number-columns-repeated="1019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19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number-columns-repeated="1019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number-columns-repeated="1019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g!!</text:p>
          </table:table-cell>
          <table:table-cell table:number-columns-repeated="1019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number-columns-repeated="1019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number-columns-repeated="1019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number-columns-repeated="1019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number-columns-repeated="1019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drip out...!!</text:p>
          </table:table-cell>
          <table:table-cell table:number-columns-repeated="1019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number-columns-repeated="1019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number-columns-repeated="1019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number-columns-repeated="1019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-it's like this, um...</text:p>
          </table:table-cell>
          <table:table-cell table:number-columns-repeated="1019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
</text:p>
          </table:table-cell>
          <table:table-cell table:style-name="ce0" office:value-type="string">
            <text:p>Hey Saotome-kun～, I kinda have to go to
the bathroom...</text:p>
          </table:table-cell>
          <table:table-cell table:number-columns-repeated="1019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number-columns-repeated="1019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19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number-columns-repeated="1019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19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19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number-columns-repeated="1019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19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19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number-columns-repeated="1019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number-columns-repeated="1019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number-columns-repeated="1019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… s-so that's what it's come to, huh...?</text:p>
          </table:table-cell>
          <table:table-cell table:number-columns-repeated="1019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number-columns-repeated="1019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number-columns-repeated="1019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number-columns-repeated="1019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number-columns-repeated="1019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19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happens every once in a
while...</text:p>
          </table:table-cell>
          <table:table-cell table:number-columns-repeated="1019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number-columns-repeated="1019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number-columns-repeated="1019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19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19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number-columns-repeated="1019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
</text:p>
          </table:table-cell>
          <table:table-cell table:number-columns-repeated="1019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
</text:p>
          </table:table-cell>
          <table:table-cell table:number-columns-repeated="1019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number-columns-repeated="1019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number-columns-repeated="1019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number-columns-repeated="1019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
</text:p>
          </table:table-cell>
          <table:table-cell table:number-columns-repeated="1019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number-columns-repeated="1019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
</text:p>
          </table:table-cell>
          <table:table-cell table:number-columns-repeated="1019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number-columns-repeated="1019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number-columns-repeated="1019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19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 liiittle～.
</text:p>
          </table:table-cell>
          <table:table-cell table:number-columns-repeated="1019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number-columns-repeated="1019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number-columns-repeated="1019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19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・・・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ません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・・・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(Rustle, rustl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sniff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… Let’s get going…
</text:p>
          </table:table-cell>
          <table:table-cell table:style-name="ce0" office:value-type="string">
            <text:p>L... let's get going...</text:p>
          </table:table-cell>
          <table:table-cell table:number-columns-repeated="1019"/>
        </table:table-row>
        <table:table-row>
          <table:table-cell table:style-name="ce0" office:value-type="string">
            <text:p>済んだ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お待たせ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終わった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ほ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 was nothing I could do! I was really in danger!
</text:p>
          </table:table-cell>
          <table:table-cell table:style-name="ce0" office:value-type="string">
            <text:p>Th-there was nothing I could do! It was a
really close call!</text:p>
          </table:table-cell>
          <table:table-cell table:number-columns-repeated="1019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-no need to stare…!
</text:p>
          </table:table-cell>
          <table:table-cell table:style-name="ce0" office:value-type="string">
            <text:p>Th-there's no need to stare...!</text:p>
          </table:table-cell>
          <table:table-cell table:number-columns-repeated="1019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, you have something to say?
</text:p>
          </table:table-cell>
          <table:table-cell table:style-name="ce0" office:value-type="string">
            <text:p>Wh-what, you have something to say?</text:p>
          </table:table-cell>
          <table:table-cell table:number-columns-repeated="1019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'cos... you know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e-let's go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Th-there was no other way, all right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別に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"Consider yourselves lucky!"</text:p>
          </table:table-cell>
          <table:table-cell table:number-columns-repeated="1019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"For I, the great Bandit Leader Priella, will
face-off against you personally!"</text:p>
          </table:table-cell>
          <table:table-cell table:number-columns-repeated="1019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"We didn't come here to listen to your intro
speech."</text:p>
          </table:table-cell>
          <table:table-cell table:number-columns-repeated="1019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"We'll defeat you and then take back Sharu!"</text:p>
          </table:table-cell>
          <table:table-cell table:number-columns-repeated="1019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"A-and then you'll regret... *mumble*
*mumble*!!"</text:p>
          </table:table-cell>
          <table:table-cell table:number-columns-repeated="1019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"Whatever! As long as you amuse me well!!"</text:p>
          </table:table-cell>
          <table:table-cell table:number-columns-repeated="1019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"Here I come!!!"</text:p>
          </table:table-cell>
          <table:table-cell table:number-columns-repeated="1019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"Wh... what is that thing...?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"Uweeh, it looks super strong!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"Since it's blocking the way, we have no choice
but to fight it.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"Follow my instructions to the letter, you two.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"G-got it... welp, I'm counting on you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"I can't accept being ordered around, but...
if there's no other choice...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トイレ行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のぞいちゃダメだ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おま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終了！　行こっ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～、スッキ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スッキリしちゃっ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っ、スッキリし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ぇ～、危なかっ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
</text:p>
          </table:table-cell>
          <table:table-cell table:style-name="ce0" office:value-type="string">
            <text:p>Hafuu～... what a relief!</text:p>
          </table:table-cell>
          <table:table-cell table:number-columns-repeated="1019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about to leak～...</text:p>
          </table:table-cell>
          <table:table-cell table:number-columns-repeated="1019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19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All better～!!</text:p>
          </table:table-cell>
          <table:table-cell table:number-columns-repeated="1019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number-columns-repeated="1019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number-columns-repeated="1019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I-I can't believe how much just came
out!</text:p>
          </table:table-cell>
          <table:table-cell table:number-columns-repeated="1019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 have been a record hold for
me...!</text:p>
          </table:table-cell>
          <table:table-cell table:number-columns-repeated="1019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g it forever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... I really did i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myself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number-columns-repeated="1019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number-columns-repeated="1019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19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number-columns-repeated="1019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19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19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19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19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number-columns-repeated="1019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19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number-columns-repeated="1019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19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19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number-columns-repeated="1019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19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number-columns-repeated="1019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19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19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number-columns-repeated="1019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19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19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19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toilet here...!</text:p>
          </table:table-cell>
          <table:table-cell table:number-columns-repeated="1019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number-columns-repeated="1019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number-columns-repeated="1019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19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19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number-columns-repeated="1019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number-columns-repeated="1019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number-columns-repeated="1019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19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number-columns-repeated="1019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number-columns-repeated="1019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number-columns-repeated="1019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19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19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19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19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number-columns-repeated="1019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19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19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number-columns-repeated="1019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g out!! Toilet! Anywhere's fine,
so just let me go in!!!</text:p>
          </table:table-cell>
          <table:table-cell table:number-columns-repeated="1019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sniff... sob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
I'm sorr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niff... I, I couldn't... hold it in... uuu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は、行きましょう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し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number-columns-repeated="1019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number-columns-repeated="1019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number-columns-repeated="1019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19T10:55:06+02:00</meta:creation-date>
    <dc:date>2019-10-19T10:55:0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